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0.29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0" table:default-cell-style-name="Default"/>
        <table:table-row table:style-name="ro1">
          <table:table-cell office:value-type="string">
            <text:p>es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*</text:p>
          </table:table-cell>
          <table:table-cell table:style-name="ce2" office:value-type="string">
            <text:p>/</text:p>
          </table:table-cell>
          <table:table-cell table:style-name="ce2" office:value-type="string">
            <text:p>.</text:p>
          </table:table-cell>
          <table:table-cell table:style-name="ce2" office:value-type="string">
            <text:p>\L</text:p>
          </table:table-cell>
          <table:table-cell table:style-name="ce2" office:value-type="string">
            <text:p>=</text:p>
          </table:table-cell>
          <table:table-cell table:style-name="ce2" office:value-type="string">
            <text:p>!</text:p>
          </table:table-cell>
          <table:table-cell table:style-name="ce2" office:value-type="string">
            <text:p>%</text:p>
          </table:table-cell>
          <table:table-cell table:style-name="ce2" office:value-type="string">
            <text:p>&lt;</text:p>
          </table:table-cell>
          <table:table-cell table:style-name="ce2" office:value-type="string">
            <text:p>&gt;</text:p>
          </table:table-cell>
          <table:table-cell table:style-name="ce2" office:value-type="string">
            <text:p>^</text:p>
          </table:table-cell>
          <table:table-cell table:style-name="ce2" office:value-type="string">
            <text:p>|</text:p>
          </table:table-cell>
          <table:table-cell table:style-name="ce2" office:value-type="string">
            <text:p>&amp;</text:p>
          </table:table-cell>
          <table:table-cell table:style-name="ce2" office:value-type="string">
            <text:p>[</text:p>
          </table:table-cell>
          <table:table-cell table:style-name="ce2" office:value-type="string">
            <text:p>]</text:p>
          </table:table-cell>
          <table:table-cell table:style-name="ce2" office:value-type="string">
            <text:p>(</text:p>
          </table:table-cell>
          <table:table-cell table:style-name="ce2" office:value-type="string">
            <text:p>)</text:p>
          </table:table-cell>
          <table:table-cell table:style-name="ce2" office:value-type="string">
            <text:p>{</text:p>
          </table:table-cell>
          <table:table-cell table:style-name="ce2" office:value-type="string">
            <text:p>}</text:p>
          </table:table-cell>
          <table:table-cell table:style-name="ce2" office:value-type="string">
            <text:p>\</text:p>
          </table:table-cell>
          <table:table-cell table:style-name="ce2" office:value-type="string">
            <text:p>;</text:p>
          </table:table-cell>
          <table:table-cell table:style-name="ce2" office:value-type="string">
            <text:p>,</text:p>
          </table:table-cell>
          <table:table-cell table:style-name="ce2" office:value-type="string">
            <text:p>#</text:p>
          </table:table-cell>
          <table:table-cell table:style-name="ce2" office:value-type="string">
            <text:p>\B</text:p>
          </table:table-cell>
          <table:table-cell table:style-name="ce2" office:value-type="string">
            <text:p>_</text:p>
          </table:table-cell>
          <table:table-cell table:style-name="ce2" office:value-type="string">
            <text:p>'</text:p>
          </table:table-cell>
          <table:table-cell table:style-name="ce2" office:value-type="string">
            <text:p>\D</text:p>
          </table:table-cell>
          <table:table-cell table:style-name="ce2" office:value-type="string">
            <text:p>\n</text:p>
          </table:table-cell>
          <table:table-cell table:style-name="ce2" office:value-type="string">
            <text:p>: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3"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3"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3"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3"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table:number-columns-repeated="29"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table:number-columns-repeated="3"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7"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6"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0" office:value-type="float" office:value="21">
            <text:p>2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number-columns-repeated="6"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3" office:value-type="float" office:value="24">
            <text:p>2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6"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23" office:value-type="float" office:value="27">
            <text:p>2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6"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3" office:value-type="float" office:value="30">
            <text:p>3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number-columns-repeated="6"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0" office:value-type="float" office:value="33">
            <text:p>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number-columns-repeated="6"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23" office:value-type="float" office:value="35">
            <text:p>3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number-columns-repeated="6"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19" office:value-type="float" office:value="39">
            <text:p>3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6" office:value-type="float" office:value="41">
            <text:p>41</text:p>
          </table:table-cell>
          <table:table-cell office:value-type="float" office:value="42">
            <text:p>42</text:p>
          </table:table-cell>
          <table:table-cell table:number-columns-repeated="23" office:value-type="float" office:value="41">
            <text:p>4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6" office:value-type="float" office:value="45">
            <text:p>45</text:p>
          </table:table-cell>
          <table:table-cell office:value-type="float" office:value="44">
            <text:p>44</text:p>
          </table:table-cell>
          <table:table-cell table:number-columns-repeated="23" office:value-type="float" office:value="45">
            <text:p>4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number-columns-repeated="12" office:value-type="float" office:value="48">
            <text:p>48</text:p>
          </table:table-cell>
          <table:table-cell office:value-type="float" office:value="47">
            <text:p>47</text:p>
          </table:table-cell>
          <table:table-cell table:number-columns-repeated="17" office:value-type="float" office:value="48">
            <text:p>4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30" office:value-type="float" office:value="49">
            <text:p>4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13" office:value-type="float" office:value="52">
            <text:p>52</text:p>
          </table:table-cell>
          <table:table-cell office:value-type="float" office:value="51">
            <text:p>51</text:p>
          </table:table-cell>
          <table:table-cell table:number-columns-repeated="16" office:value-type="float" office:value="52">
            <text:p>5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number-columns-repeated="30" office:value-type="float" office:value="53">
            <text:p>5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number-columns-repeated="30" office:value-type="float" office:value="55">
            <text:p>5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number-columns-repeated="30" office:value-type="float" office:value="57">
            <text:p>5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number-columns-repeated="30" office:value-type="float" office:value="59">
            <text:p>59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30" office:value-type="float" office:value="61">
            <text:p>6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30" office:value-type="float" office:value="63">
            <text:p>6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number-columns-repeated="30" office:value-type="float" office:value="65">
            <text:p>6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table:number-columns-repeated="21"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9" office:value-type="float" office:value="66">
            <text:p>6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number-columns-repeated="30" office:value-type="float" office:value="68">
            <text:p>6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number-columns-repeated="30" office:value-type="float" office:value="70">
            <text:p>7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number-columns-repeated="30" office:value-type="float" office:value="72">
            <text:p>7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number-columns-repeated="30" office:value-type="float" office:value="74">
            <text:p>7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number-columns-repeated="24"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5" office:value-type="float" office:value="76">
            <text:p>76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number-columns-repeated="5"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19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number-columns-repeated="30" office:value-type="float" office:value="80">
            <text:p>8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number-columns-repeated="30" office:value-type="float" office:value="82">
            <text:p>8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number-columns-repeated="4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1"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number-columns-repeated="4" office:value-type="float" office:value="90">
            <text:p>90</text:p>
          </table:table-cell>
          <table:table-cell office:value-type="float" office:value="87">
            <text:p>87</text:p>
          </table:table-cell>
          <table:table-cell table:number-columns-repeated="22" office:value-type="float" office:value="90">
            <text:p>90</text:p>
          </table:table-cell>
          <table:table-cell office:value-type="float" office:value="86">
            <text:p>86</text:p>
          </table:table-cell>
          <table:table-cell table:number-columns-repeated="2" office:value-type="float" office:value="90">
            <text:p>9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number-columns-repeated="27"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number-columns-repeated="27"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number-columns-repeated="24"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3"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number-columns-repeated="30" office:value-type="float" office:value="-1">
            <text:p>-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number-columns-repeated="30" office:value-type="float" office:value="94">
            <text:p>94</text:p>
          </table:table-cell>
        </table:table-row>
        <table:table-row table:style-name="ro2" table:number-rows-repeated="1048480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s" fo:country="EC" style:font-name-asian="Bitstream Vera Sans" style:language-asian="zxx" style:country-asian="none" style:font-name-complex="Waree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9">11/29/2009</text:date>, <text:time>17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is Antonio Burbano</meta:initial-creator>
    <meta:creation-date>2009-11-29T16:56:41</meta:creation-date>
    <dc:date>2009-11-29T17:01:44</dc:date>
    <dc:creator>Luis Antonio Burbano</dc:creator>
    <meta:editing-duration>PT00H05M03S</meta:editing-duration>
    <meta:editing-cycles>1</meta:editing-cycles>
    <meta:document-statistic meta:table-count="3" meta:cell-count="2945" meta:object-count="0"/>
    <meta:generator>OpenOffice.org/3.1$Linux OpenOffice.org_project/310m19$Build-9420</meta:generator>
  </office:meta>
</office:document-meta>
</file>